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339in"/>
    </style:style>
    <style:style style:name="co2" style:family="table-column">
      <style:table-column-properties fo:break-before="auto" style:column-width="1.0161in"/>
    </style:style>
    <style:style style:name="co3" style:family="table-column">
      <style:table-column-properties fo:break-before="auto" style:column-width="1.0484in"/>
    </style:style>
    <style:style style:name="co7" style:family="table-column">
      <style:table-column-properties fo:break-before="auto" style:column-width="0.8925in"/>
    </style:style>
    <style:style style:name="co6" style:family="table-column">
      <style:table-column-properties fo:break-before="auto" style:column-width="10.6299in"/>
    </style:style>
    <style:style style:name="co8" style:family="table-column">
      <style:table-column-properties fo:break-before="auto" style:column-width="0.2181in"/>
    </style:style>
    <style:style style:name="co9" style:family="table-column">
      <style:table-column-properties fo:break-before="auto" style:column-width="1.1799in"/>
    </style:style>
    <style:style style:name="co10" style:family="table-column">
      <style:table-column-properties fo:break-before="auto" style:column-width="0.9937in"/>
    </style:style>
    <style:style style:name="co11" style:family="table-column">
      <style:table-column-properties fo:break-before="auto" style:column-width="6.1283in"/>
    </style:style>
    <style:style style:name="ro2" style:family="table-row">
      <style:table-row-properties style:row-height="0.1862in" fo:break-before="auto" style:use-optimal-row-height="true"/>
    </style:style>
    <style:style style:name="ro11" style:family="table-row">
      <style:table-row-properties style:row-height="0.352in" fo:break-before="auto" style:use-optimal-row-height="true"/>
    </style:style>
    <style:style style:name="ro1" style:family="table-row">
      <style:table-row-properties style:row-height="0.1783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51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fo:wrap-option="wrap"/>
      <style:text-properties style:use-window-font-color="true" style:text-outline="false" style:text-line-through-style="none" style:font-name="Times New Roman" fo:font-size="10pt" fo:font-style="normal" fo:text-shadow="none" style:text-underline-style="none" fo:font-weight="normal" style:text-underline-mode="continuous" style:text-overline-mode="continuous" style:text-line-through-mode="continuous" style:font-name-asian="Andale Sans UI"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office:automatic-styles>
  <office:body>
    <office:spreadsheet>
      <table:table table:name="Watch List"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8" table:number-columns-repeated="2" table:default-cell-style-name="ce1"/>
        <table:table-column table:style-name="co9" table:default-cell-style-name="ce1"/>
        <table:table-column table:style-name="co10" table:default-cell-style-name="ce1"/>
        <table:table-column table:style-name="co11" table:default-cell-style-name="ce1"/>
        <table:table-column table:style-name="co7" table:number-columns-repeated="1016" table:default-cell-style-name="ce1"/>
        <table:table-row table:style-name="ro2">
          <table:table-cell office:value-type="string">
            <text:p>Title</text:p>
          </table:table-cell>
          <table:table-cell office:value-type="string">
            <text:p>Status</text:p>
          </table:table-cell>
          <table:table-cell office:value-type="string">
            <text:p>Category</text:p>
          </table:table-cell>
          <table:table-cell office:value-type="string">
            <text:p>#s</text:p>
          </table:table-cell>
          <table:table-cell office:value-type="string">
            <text:p>#v</text:p>
          </table:table-cell>
          <table:table-cell office:value-type="string">
            <text:p>Platform</text:p>
          </table:table-cell>
          <table:table-cell office:value-type="string">
            <text:p>Network</text:p>
          </table:table-cell>
          <table:table-cell office:value-type="string">
            <text:p>Notes</text:p>
          </table:table-cell>
          <table:table-cell table:number-columns-repeated="1016"/>
        </table:table-row>
        <table:table-row table:style-name="ro5">
          <table:table-cell office:value-type="string">
            <text:p>2 Broke Girls</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Max and Caroline learn Han is in trouble with a gang when he can't pay a substantial debt he amassed from gambling on Women's tennis. </text:p>
          </table:table-cell>
          <table:table-cell table:number-columns-repeated="1016"/>
        </table:table-row>
        <table:table-row table:style-name="ro11">
          <table:table-cell office:value-type="string">
            <text:p>New Girl</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Night before the wedding, Schmidt has to rewrite his vows, and Jess has everyone play True American to prevent Sam from proposing and he dumps her.</text:p>
          </table:table-cell>
          <table:table-cell table:number-columns-repeated="1016"/>
        </table:table-row>
        <table:table-row table:style-name="ro2">
          <table:table-cell office:value-type="string">
            <text:p>New Girl</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Schmidt tries to fly to get Cece's mom to the wedding and misses it.</text:p>
          </table:table-cell>
          <table:table-cell table:number-columns-repeated="1016"/>
        </table:table-row>
        <table:table-row table:style-name="ro6">
          <table:table-cell office:value-type="string">
            <text:p>Big Bang Theory,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Leonard and Penny try to have a wedding ceremony everyone can attend, but it creates serious conflict among Sheldon's mother and Leonard's divorced parents. Howard's invention draws the attention of the Air Force. </text:p>
          </table:table-cell>
          <table:table-cell table:number-columns-repeated="1016"/>
        </table:table-row>
        <table:table-row table:style-name="ro6">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Felix attempts to reverse Emily's birthday curse and plans a nice dinner to celebrate with friends. Also, Oscar and Charlotte face another obstacle in their relationship when Oscar meets Charlotte's son, Evan (Caleb Brown). </text:p>
          </table:table-cell>
          <table:table-cell table:number-columns-repeated="1016"/>
        </table:table-row>
        <table:table-row table:style-name="ro6">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Oscar learns that Felix was nationally ranked chess player as a child and convinces him to return to the game to make money. Also, Emily investigates why Felix is acting strange since he began playing chess again. </text:p>
          </table:table-cell>
          <table:table-cell table:number-columns-repeated="1016"/>
        </table:table-row>
        <table:table-row table:style-name="ro5">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Felix forces Oscar and Emily to go on a date to get to know each other better in the hope that they'll become friends. Also, Teddy agrees to help Dani with her first contract negotiation. </text:p>
          </table:table-cell>
          <table:table-cell table:number-columns-repeated="1016"/>
        </table:table-row>
        <table:table-row table:style-name="ro5">
          <table:table-cell office:value-type="string">
            <text:p>Odd Couple,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CBS.com</text:p>
          </table:table-cell>
          <table:table-cell office:value-type="string">
            <text:p>CBS</text:p>
          </table:table-cell>
          <table:table-cell table:style-name="ce2" office:value-type="string">
            <text:p>In an attempt to surprise Emily, Felix gets his learner's permit and enlists his friends to help him learn how to drive. Also, Oscar is annoyed that Felix doesn't ask him for help. </text:p>
          </table:table-cell>
          <table:table-cell table:number-columns-repeated="1016"/>
        </table:table-row>
        <table:table-row table:style-name="ro7">
          <table:table-cell office:value-type="string">
            <text:p>Silicon Valley</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BONow.com</text:p>
          </table:table-cell>
          <table:table-cell office:value-type="string">
            <text:p>HBO</text:p>
          </table:table-cell>
          <table:table-cell table:style-name="ce2" office:value-type="string">
            <text:p>Forced to complete an uninspiring project, the guys struggle to perform at a lesser level, ending up with a product that's more successful than they intended. Erlich discovers he's facing Hacker Hostel competition from a familiar face; Monica takes a stand at a board meeting. Convinced of Pied Piper's threat, Gavin makes a decision to double down on Nucleus. </text:p>
          </table:table-cell>
          <table:table-cell table:number-columns-repeated="1016"/>
        </table:table-row>
        <table:table-row table:style-name="ro7">
          <table:table-cell office:value-type="string">
            <text:p>Silicon Valley</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BONow.com</text:p>
          </table:table-cell>
          <table:table-cell office:value-type="string">
            <text:p>HBO</text:p>
          </table:table-cell>
          <table:table-cell table:style-name="ce2" office:value-type="string">
            <text:p>Nervous about Laurie's next steps, Richard takes matters into his own hands, letting his ego get the better of him during an interview. Dinesh, Gilfoyle and Jared misplace a very important piece of hardware. Laurie reveals her true intentions after inviting Monica out for a drink. Erlich faces unexpected pushback while trying to sell Big Head on his plans for their future. </text:p>
          </table:table-cell>
          <table:table-cell table:number-columns-repeated="1016"/>
        </table:table-row>
        <table:table-row table:style-name="ro11">
          <table:table-cell office:value-type="string">
            <text:p>Last Man on Earth, The</text:p>
          </table:table-cell>
          <table:table-cell office:value-type="string">
            <text:p>Episode</text:p>
          </table:table-cell>
          <table:table-cell office:value-type="string">
            <text:p>Sitcom</text:p>
          </table:table-cell>
          <table:table-cell table:number-columns-repeated="2" office:value-type="float" office:value="1">
            <text:p>1</text:p>
          </table:table-cell>
          <table:table-cell office:value-type="string">
            <text:p>Hulu.com</text:p>
          </table:table-cell>
          <table:table-cell office:value-type="string">
            <text:p>Fox</text:p>
          </table:table-cell>
          <table:table-cell office:value-type="string">
            <text:p>Phil and his brother spend some time together: he shoos away Phil. <text:s/>The drones show up more in Malibu and they spot our old friend from the boat.</text:p>
          </table:table-cell>
          <table:table-cell table:number-columns-repeated="1016"/>
        </table:table-row>
        <table:table-row table:style-name="ro2">
          <table:table-cell office:value-type="string">
            <text:p>Crowded</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NBC</text:p>
          </table:table-cell>
          <table:table-cell office:value-type="string">
            <text:p>They girls go to a gay strip club and see Ethan stripping. <text:s/>Its a touching family moment.</text:p>
          </table:table-cell>
          <table:table-cell table:number-columns-repeated="1016"/>
        </table:table-row>
        <table:table-row table:style-name="ro8">
          <table:table-cell office:value-type="string">
            <text:p>Crowded</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NBC</text:p>
          </table:table-cell>
          <table:table-cell office:value-type="string">
            <text:p>They try to go to a Cabin to get away, but all their problems follow them, including his mom.</text:p>
          </table:table-cell>
          <table:table-cell table:number-columns-repeated="1016"/>
        </table:table-row>
        <table:table-row table:style-name="ro5">
          <table:table-cell office:value-type="string">
            <text:p>Mom</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CBS.com</text:p>
          </table:table-cell>
          <table:table-cell office:value-type="string">
            <text:p>CBS</text:p>
          </table:table-cell>
          <table:table-cell table:style-name="ce2" office:value-type="string">
            <text:p>After hearing different stories about Violet and Gregory's breakup, Christy and Bonnie are confused about what actually happened. </text:p>
          </table:table-cell>
          <table:table-cell table:number-columns-repeated="1016"/>
        </table:table-row>
        <table:table-row table:style-name="ro5">
          <table:table-cell office:value-type="string">
            <text:p>Mom</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CBS.com</text:p>
          </table:table-cell>
          <table:table-cell office:value-type="string">
            <text:p>CBS</text:p>
          </table:table-cell>
          <table:table-cell table:style-name="ce2" office:value-type="string">
            <text:p>Christy becomes discouraged when she realizes how much it will cost to become a lawyer. Bonnie tries to discipline Violet. </text:p>
          </table:table-cell>
          <table:table-cell table:number-columns-repeated="1016"/>
        </table:table-row>
        <table:table-row table:style-name="ro2">
          <table:table-cell office:value-type="string">
            <text:p>Real O'Neils, Th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Kenny starts seeing another mom.</text:p>
          </table:table-cell>
          <table:table-cell table:number-columns-repeated="1016"/>
        </table:table-row>
        <table:table-row table:style-name="ro2">
          <table:table-cell office:value-type="string">
            <text:p>Real O'Neils, Th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Kenny's parents experiment with seeing other people.</text:p>
          </table:table-cell>
          <table:table-cell table:number-columns-repeated="1016"/>
        </table:table-row>
        <table:table-row table:style-name="ro2">
          <table:table-cell office:value-type="string">
            <text:p>Fresh Off the Boat</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Jessica tries to prove she's a fun mom at colonial Orlando...</text:p>
          </table:table-cell>
          <table:table-cell table:number-columns-repeated="1016"/>
        </table:table-row>
        <table:table-row table:style-name="ro2">
          <table:table-cell office:value-type="string">
            <text:p>Fresh Off the Boat</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Jessica meets Eddie's girlfriend, Evan graduates.</text:p>
          </table:table-cell>
          <table:table-cell table:number-columns-repeated="1016"/>
        </table:table-row>
        <table:table-row table:style-name="ro2">
          <table:table-cell office:value-type="string">
            <text:p>Grandfathered</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Jimmy and Sarah get back together</text:p>
          </table:table-cell>
          <table:table-cell table:number-columns-repeated="1016"/>
        </table:table-row>
        <table:table-row table:style-name="ro2">
          <table:table-cell office:value-type="string">
            <text:p>The Middl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The kids come home from college, the parents track the kids, the kids track the parents.</text:p>
          </table:table-cell>
          <table:table-cell table:number-columns-repeated="1016"/>
        </table:table-row>
        <table:table-row table:style-name="ro2">
          <table:table-cell office:value-type="string">
            <text:p>The Middle</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Brick is graduating, Sue is readying to leave for Dollywood.</text:p>
          </table:table-cell>
          <table:table-cell table:number-columns-repeated="1016"/>
        </table:table-row>
        <table:table-row table:style-name="ro8">
          <table:table-cell office:value-type="string">
            <text:p>Bob's Burgers</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Tina goes to "horse camp", Louis and Gene go to "restaraunt camp".</text:p>
          </table:table-cell>
          <table:table-cell table:number-columns-repeated="1016"/>
        </table:table-row>
        <table:table-row table:style-name="ro8">
          <table:table-cell office:value-type="string">
            <text:p>Bob's Burgers</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Bob goes on a bender with chefs from around town.</text:p>
          </table:table-cell>
          <table:table-cell table:number-columns-repeated="1016"/>
        </table:table-row>
        <table:table-row table:style-name="ro8">
          <table:table-cell office:value-type="string">
            <text:p>Bob's Burgers</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Bob gets glued to a toilet on the day he has an interview.</text:p>
          </table:table-cell>
          <table:table-cell table:number-columns-repeated="1016"/>
        </table:table-row>
        <table:table-row table:style-name="ro11">
          <table:table-cell office:value-type="string">
            <text:p>Modern Family</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Family's on a train. <text:s/>Luke strikes out, Manny thinks Alex likes him. Old and Colombian have awkwardness with another couple, writer on a train.</text:p>
          </table:table-cell>
          <table:table-cell table:number-columns-repeated="1016"/>
        </table:table-row>
        <table:table-row table:style-name="ro11">
          <table:table-cell office:value-type="string">
            <text:p>Modern Family</text:p>
          </table:table-cell>
          <table:table-cell office:value-type="string">
            <text:p>Episode</text:p>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ABC</text:p>
          </table:table-cell>
          <table:table-cell office:value-type="string">
            <text:p>Claire has to fire and employee, Phil catches Luke with a girl. <text:s/>Lily and Mitch are dealing with Cameron going away. <text:s/></text:p>
          </table:table-cell>
          <table:table-cell table:number-columns-repeated="1016"/>
        </table:table-row>
        <table:table-row table:style-name="ro2">
          <table:table-cell office:value-type="string">
            <text:p>Family Guy</text:p>
          </table:table-cell>
          <table:table-cell/>
          <table:table-cell office:value-type="string">
            <text:p>Family Sitcom</text:p>
          </table:table-cell>
          <table:table-cell table:number-columns-repeated="2" office:value-type="float" office:value="2">
            <text:p>2</text:p>
          </table:table-cell>
          <table:table-cell office:value-type="string">
            <text:p>Hulu.com</text:p>
          </table:table-cell>
          <table:table-cell office:value-type="string">
            <text:p>Fox</text:p>
          </table:table-cell>
          <table:table-cell office:value-type="string">
            <text:p>Tom is on the verge of being ousted by a new anchor</text:p>
          </table:table-cell>
          <table:table-cell table:number-columns-repeated="1016"/>
        </table:table-row>
        <table:table-row table:style-name="ro2">
          <table:table-cell office:value-type="string">
            <text:p>DC Legends of Tomo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Team goes against the time masters' occulus device, sacrficing Snart.</text:p>
          </table:table-cell>
          <table:table-cell table:number-columns-repeated="1016"/>
        </table:table-row>
        <table:table-row table:style-name="ro11">
          <table:table-cell office:value-type="string">
            <text:p>DC Legends of Tomo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Rip tries to leave everyone behind, but they go and kill Savage and most decide to stay on for another season.</text:p>
          </table:table-cell>
          <table:table-cell table:number-columns-repeated="1016"/>
        </table:table-row>
        <table:table-row table:style-name="ro11">
          <table:table-cell office:value-type="string">
            <text:p>Once Upon a Tim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Regina is grieving over Robin, Emma and Regina team up to go against Gold. <text:s/>Henry and his girlfriend go on the hunt to eradicate magic.</text:p>
          </table:table-cell>
          <table:table-cell table:number-columns-repeated="1016"/>
        </table:table-row>
        <table:table-row table:style-name="ro11">
          <table:table-cell office:value-type="string">
            <text:p>Once Upon a Tim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The gang is taken by Mr. Hyde who separates from Dr. Jekyll. <text:s/>Hyde opens a portal and steals Belle from Gold.</text:p>
          </table:table-cell>
          <table:table-cell table:number-columns-repeated="1016"/>
        </table:table-row>
        <table:table-row table:style-name="ro2">
          <table:table-cell office:value-type="string">
            <text:p>Catc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The con team takes a dog and gets a girl. <text:s/>Lots of set up.</text:p>
          </table:table-cell>
          <table:table-cell table:number-columns-repeated="1016"/>
        </table:table-row>
        <table:table-row table:style-name="ro11">
          <table:table-cell office:value-type="string">
            <text:p>Catc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A lot of back forth happens, prepping for the wedding. <text:s/>Ben tries to come a clean as possible and cooperate with the authorities. (Very complex levels of leverage and alliances)</text:p>
          </table:table-cell>
          <table:table-cell table:number-columns-repeated="1016"/>
        </table:table-row>
        <table:table-row table:style-name="ro2">
          <table:table-cell office:value-type="string">
            <text:p>Catc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The wedding is on and the master play is happening.</text:p>
          </table:table-cell>
          <table:table-cell table:number-columns-repeated="1016"/>
        </table:table-row>
        <table:table-row table:style-name="ro2">
          <table:table-cell office:value-type="string">
            <text:p>Flas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Barry is "gone", and Girder is zombified. <text:s/>Barry gets back with the speed force.</text:p>
          </table:table-cell>
          <table:table-cell table:number-columns-repeated="1016"/>
        </table:table-row>
        <table:table-row table:style-name="ro11">
          <table:table-cell office:value-type="string">
            <text:p>Flash, Th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Black Siren (Laurell-2) is a big adversary, Wally hits her with a car. <text:s/>They come up with a way to disable Earth 2 citizens, Zoom escapes and returns to kill Barry's father.</text:p>
          </table:table-cell>
          <table:table-cell table:number-columns-repeated="1016"/>
        </table:table-row>
        <table:table-row table:style-name="ro6">
          <table:table-cell office:value-type="string">
            <text:p>Elementary</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CBS.com</text:p>
          </table:table-cell>
          <table:table-cell office:value-type="string">
            <text:p>CBS</text:p>
          </table:table-cell>
          <table:table-cell table:style-name="ce2" office:value-type="string">
            <text:p>Vikner's diabolical maneuvering to secure his position becomes known. Sherlock concocts a plan to unseat him only to unwittingly enable a power struggle the ends of which he could barely have believed possible. </text:p>
          </table:table-cell>
          <table:table-cell table:number-columns-repeated="1016"/>
        </table:table-row>
        <table:table-row table:style-name="ro11">
          <table:table-cell office:value-type="string">
            <text:p>Marvel Agents of SHIELD</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Idiotic registration act has SHIELD register its inhumans. <text:s/>Primitives are created. Daisy recovers.</text:p>
          </table:table-cell>
          <table:table-cell table:number-columns-repeated="1016"/>
        </table:table-row>
        <table:table-row table:style-name="ro11">
          <table:table-cell office:value-type="string">
            <text:p>Marvel Agents of SHIELD</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SHIELD assaults Hive and stops it from launching a nuke. <text:s/>Duo gets the warhead. SHIELD captures HIVE</text:p>
          </table:table-cell>
          <table:table-cell table:number-columns-repeated="1016"/>
        </table:table-row>
        <table:table-row table:style-name="ro11">
          <table:table-cell office:value-type="string">
            <text:p>Marvel Agents of SHIELD</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A bomb goes off creating a primitive in SHIELD, freeing Hive who steals a high altitude ship to use the warhead to disperse the virus.</text:p>
          </table:table-cell>
          <table:table-cell table:number-columns-repeated="1016"/>
        </table:table-row>
        <table:table-row table:style-name="ro11">
          <table:table-cell office:value-type="string">
            <text:p>Stitchers</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 FAMILY</text:p>
          </table:table-cell>
          <table:table-cell office:value-type="string">
            <text:p>12 people mysteriously die on a plane. <text:s/>Guised as heart attacks: a device is used to activate passports to kill the passengers.</text:p>
          </table:table-cell>
          <table:table-cell table:number-columns-repeated="1016"/>
        </table:table-row>
        <table:table-row table:style-name="ro11">
          <table:table-cell office:value-type="string">
            <text:p>Stitchers</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 FAMILY</text:p>
          </table:table-cell>
          <table:table-cell office:value-type="string">
            <text:p>Despite work related warnings, Kirsten reads her half sister Ivy into a case in hopes of getting information on her father. <text:s/>Liam is shot!</text:p>
          </table:table-cell>
          <table:table-cell table:number-columns-repeated="1016"/>
        </table:table-row>
        <table:table-row table:style-name="ro2">
          <table:table-cell office:value-type="string">
            <text:p>Supernatural</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They go and fetch Lucifer, sacrificing Metatron.</text:p>
          </table:table-cell>
          <table:table-cell table:number-columns-repeated="1016"/>
        </table:table-row>
        <table:table-row table:style-name="ro11">
          <table:table-cell office:value-type="string">
            <text:p>Supernatural</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Following God's plan, they strike one after the other at Amara. <text:s/>She is not keen on being sealed ever again.</text:p>
          </table:table-cell>
          <table:table-cell table:number-columns-repeated="1016"/>
        </table:table-row>
        <table:table-row table:style-name="ro11">
          <table:table-cell office:value-type="string">
            <text:p>A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Dark starts prepping for Genesis, Thea is taken and Felicity looks for help from her father to keep nuclear weapons out of Dark's hands</text:p>
          </table:table-cell>
          <table:table-cell table:number-columns-repeated="1016"/>
        </table:table-row>
        <table:table-row table:style-name="ro9">
          <table:table-cell office:value-type="string">
            <text:p>Arrow</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CW</text:p>
          </table:table-cell>
          <table:table-cell office:value-type="string">
            <text:p>With one of the nukes getting off, Dark is super powered. <text:s/>Oliver and Diggle go after Thea, fighting off brainwashing by Merlin. <text:s/>Felicity and her father go after the nuke controls. <text:s/>The Genesis ark is evacuated. <text:s/>Dark shows up after Felicity.</text:p>
          </table:table-cell>
          <table:table-cell table:number-columns-repeated="1016"/>
        </table:table-row>
        <table:table-row table:style-name="ro11">
          <table:table-cell office:value-type="string">
            <text:p>Castle</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ABC</text:p>
          </table:table-cell>
          <table:table-cell office:value-type="string">
            <text:p>They finally go toe to toe with Loksat, ends with both shot by a complete surprise. <text:s/>(This might lead into Beckett not being in the next season. <text:s/>This is a lot in a small amount of time)</text:p>
          </table:table-cell>
          <table:table-cell table:number-columns-repeated="1016"/>
        </table:table-row>
        <table:table-row table:style-name="ro11">
          <table:table-cell office:value-type="string">
            <text:p>100, The</text:p>
          </table:table-cell>
          <table:table-cell office:value-type="string">
            <text:p>Episode</text:p>
          </table:table-cell>
          <table:table-cell office:value-type="string">
            <text:p>Survival</text:p>
          </table:table-cell>
          <table:table-cell table:number-columns-repeated="2" office:value-type="float" office:value="5">
            <text:p>5</text:p>
          </table:table-cell>
          <table:table-cell office:value-type="string">
            <text:p>Hulu.com</text:p>
          </table:table-cell>
          <table:table-cell office:value-type="string">
            <text:p>CW</text:p>
          </table:table-cell>
          <table:table-cell office:value-type="string">
            <text:p>Clarke and crew infitrate Polis, Raven keeps hacking away. <text:s/>Alie brains the last nightblood in order to keep Clarke from removing her chip and giving her the flame.</text:p>
          </table:table-cell>
          <table:table-cell table:number-columns-repeated="1016"/>
        </table:table-row>
        <table:table-row table:style-name="ro9">
          <table:table-cell office:value-type="string">
            <text:p>100, The</text:p>
          </table:table-cell>
          <table:table-cell office:value-type="string">
            <text:p>Episode</text:p>
          </table:table-cell>
          <table:table-cell office:value-type="string">
            <text:p>Survival</text:p>
          </table:table-cell>
          <table:table-cell table:number-columns-repeated="2" office:value-type="float" office:value="5">
            <text:p>5</text:p>
          </table:table-cell>
          <table:table-cell office:value-type="string">
            <text:p>Hulu.com</text:p>
          </table:table-cell>
          <table:table-cell office:value-type="string">
            <text:p>CW</text:p>
          </table:table-cell>
          <table:table-cell office:value-type="string">
            <text:p>Citizens of light start scaling the building, Clarke does a Mt. Weather transfusion with nightblood to go to the City of Light and find the Kill Switch, with Raven and Lexa's help. <text:s/>(Way too long to decide to pull it)</text:p>
          </table:table-cell>
          <table:table-cell table:number-columns-repeated="1016"/>
        </table:table-row>
        <table:table-row table:style-name="ro5">
          <table:table-cell office:value-type="string">
            <text:p>Game of Thrones</text:p>
          </table:table-cell>
          <table:table-cell office:value-type="string">
            <text:p>Episode</text:p>
          </table:table-cell>
          <table:table-cell office:value-type="string">
            <text:p>GOT</text:p>
          </table:table-cell>
          <table:table-cell table:number-columns-repeated="2" office:value-type="float" office:value="6">
            <text:p>6</text:p>
          </table:table-cell>
          <table:table-cell office:value-type="string">
            <text:p>HBONow.com</text:p>
          </table:table-cell>
          <table:table-cell office:value-type="string">
            <text:p>HBO</text:p>
          </table:table-cell>
          <table:table-cell table:style-name="ce2" office:value-type="string">
            <text:p>Tyrion strikes a deal. Jorah and Daario undertake a difficult task. Jaime and Cersei try to improve their situation. </text:p>
          </table:table-cell>
          <table:table-cell table:number-columns-repeated="1016"/>
        </table:table-row>
        <table:table-row table:style-name="ro5">
          <table:table-cell office:value-type="string">
            <text:p>Game of Thrones</text:p>
          </table:table-cell>
          <table:table-cell office:value-type="string">
            <text:p>Episode</text:p>
          </table:table-cell>
          <table:table-cell office:value-type="string">
            <text:p>GOT</text:p>
          </table:table-cell>
          <table:table-cell table:number-columns-repeated="2" office:value-type="float" office:value="6">
            <text:p>6</text:p>
          </table:table-cell>
          <table:table-cell office:value-type="string">
            <text:p>HBONow.com</text:p>
          </table:table-cell>
          <table:table-cell office:value-type="string">
            <text:p>HBO</text:p>
          </table:table-cell>
          <table:table-cell table:style-name="ce2" office:value-type="string">
            <text:p>Tyrion seeks a strange ally. Bran learns a great deal. Brienne goes on a mission. Arya is given a chance to prove herself. </text:p>
          </table:table-cell>
          <table:table-cell table:number-columns-repeated="1016"/>
        </table:table-row>
        <table:table-row table:style-name="ro11">
          <table:table-cell office:value-type="string">
            <text:p>Grimm</text:p>
          </table:table-cell>
          <table:table-cell office:value-type="string">
            <text:p>Episode</text:p>
          </table:table-cell>
          <table:table-cell office:value-type="string">
            <text:p>Detective</text:p>
          </table:table-cell>
          <table:table-cell table:number-columns-repeated="2" office:value-type="float" office:value="3">
            <text:p>3</text:p>
          </table:table-cell>
          <table:table-cell office:value-type="string">
            <text:p>Hulu.com</text:p>
          </table:table-cell>
          <table:table-cell office:value-type="string">
            <text:p>NBC</text:p>
          </table:table-cell>
          <table:table-cell office:value-type="string">
            <text:p>Hank uses his girlfriend to get at Black Claw, Nick starts to get unsaviory with obstacles. Adalind and Kelly are with Renard in Black Claw. <text:s/>Wu is trying to train his lycanthropy.</text:p>
          </table:table-cell>
          <table:table-cell table:number-columns-repeated="1016"/>
        </table:table-row>
        <table:table-row table:style-name="ro2">
          <table:table-cell office:value-type="string">
            <text:p>Last Man Standing</text:p>
          </table:table-cell>
          <table:table-cell office:value-type="string">
            <text:p>Skip</text:p>
          </table:table-cell>
          <table:table-cell office:value-type="string">
            <text:p>Family Sitcom</text:p>
          </table:table-cell>
          <table:table-cell office:value-type="float" office:value="2">
            <text:p>2</text:p>
          </table:table-cell>
          <table:table-cell office:value-type="float" office:value="8">
            <text:p>8</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Cooper Barrett's Guide to Surviving Life</text:p>
          </table:table-cell>
          <table:table-cell office:value-type="string">
            <text:p>Skip</text:p>
          </table:table-cell>
          <table:table-cell office:value-type="string">
            <text:p>Sitcom</text:p>
          </table:table-cell>
          <table:table-cell office:value-type="float" office:value="1">
            <text:p>1</text:p>
          </table:table-cell>
          <table:table-cell office:value-type="float" office:value="8">
            <text:p>8</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Brooklyn Nine-Nine</text:p>
          </table:table-cell>
          <table:table-cell office:value-type="string">
            <text:p>Skip</text:p>
          </table:table-cell>
          <table:table-cell office:value-type="string">
            <text:p>Sitcom</text:p>
          </table:table-cell>
          <table:table-cell office:value-type="float" office:value="1">
            <text:p>1</text:p>
          </table:table-cell>
          <table:table-cell office:value-type="float" office:value="8">
            <text:p>8</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Life in Pieces</text:p>
          </table:table-cell>
          <table:table-cell office:value-type="string">
            <text:p>Skip</text:p>
          </table:table-cell>
          <table:table-cell office:value-type="string">
            <text:p>Family Sitcom</text:p>
          </table:table-cell>
          <table:table-cell office:value-type="float" office:value="2">
            <text:p>2</text:p>
          </table:table-cell>
          <table:table-cell office:value-type="float" office:value="8">
            <text:p>8</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Lucifer</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Crazy Ex-Girlfriend</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CW</text:p>
          </table:table-cell>
          <table:table-cell table:number-columns-repeated="1017"/>
        </table:table-row>
        <table:table-row table:style-name="ro2">
          <table:table-cell office:value-type="string">
            <text:p>Supergirl</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Shadow Hunters</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reeform</text:p>
          </table:table-cell>
          <table:table-cell table:number-columns-repeated="1017"/>
        </table:table-row>
        <table:table-row table:style-name="ro2">
          <table:table-cell office:value-type="string">
            <text:p>Zoo</text:p>
          </table:table-cell>
          <table:table-cell office:value-type="string">
            <text:p>28 June</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American Gothic</text:p>
          </table:table-cell>
          <table:table-cell office:value-type="string">
            <text:p>22 June</text:p>
          </table:table-cell>
          <table:table-cell office:value-type="string">
            <text:p>Detective</text:p>
          </table:table-cell>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One Punch Man</text:p>
          </table:table-cell>
          <table:table-cell office:value-type="string">
            <text:p>Hiatus</text:p>
          </table:table-cell>
          <table:table-cell office:value-type="string">
            <text:p>Action</text:p>
          </table:table-cell>
          <table:table-cell/>
          <table:table-cell office:value-type="float" office:value="9">
            <text:p>9</text:p>
          </table:table-cell>
          <table:table-cell office:value-type="string">
            <text:p>Hulu.com</text:p>
          </table:table-cell>
          <table:table-cell office:value-type="string">
            <text:p>Viz Media</text:p>
          </table:table-cell>
          <table:table-cell table:number-columns-repeated="1017"/>
        </table:table-row>
        <table:table-row table:style-name="ro2">
          <table:table-cell office:value-type="string">
            <text:p>Izombi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CW</text:p>
          </table:table-cell>
          <table:table-cell table:number-columns-repeated="1017"/>
        </table:table-row>
        <table:table-row table:style-name="ro2">
          <table:table-cell office:value-type="string">
            <text:p>11.22.63 (Down the Rabbit Hol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Hulu</text:p>
          </table:table-cell>
          <table:table-cell table:number-columns-repeated="1017"/>
        </table:table-row>
        <table:table-row table:style-name="ro2">
          <table:table-cell office:value-type="string">
            <text:p>Second Chance</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Agent Carter</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Minority Report</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Fox</text:p>
          </table:table-cell>
          <table:table-cell table:number-columns-repeated="1017"/>
        </table:table-row>
        <table:table-row table:style-name="ro2">
          <table:table-cell office:value-type="string">
            <text:p>The Librarians</text:p>
          </table:table-cell>
          <table:table-cell office:value-type="string">
            <text:p>Hiatus</text:p>
          </table:table-cell>
          <table:table-cell office:value-type="string">
            <text:p>Detective</text:p>
          </table:table-cell>
          <table:table-cell office:value-type="float" office:value="3">
            <text:p>3</text:p>
          </table:table-cell>
          <table:table-cell office:value-type="float" office:value="9">
            <text:p>9</text:p>
          </table:table-cell>
          <table:table-cell office:value-type="string">
            <text:p>Hulu.com</text:p>
          </table:table-cell>
          <table:table-cell office:value-type="string">
            <text:p>TNT</text:p>
          </table:table-cell>
          <table:table-cell table:number-columns-repeated="1017"/>
        </table:table-row>
        <table:table-row table:style-name="ro2">
          <table:table-cell office:value-type="string">
            <text:p>Casual</text:p>
          </table:table-cell>
          <table:table-cell office:value-type="string">
            <text:p>Hiatus</text:p>
          </table:table-cell>
          <table:table-cell office:value-type="string">
            <text:p>Family Sitcom</text:p>
          </table:table-cell>
          <table:table-cell office:value-type="float" office:value="2">
            <text:p>2</text:p>
          </table:table-cell>
          <table:table-cell office:value-type="float" office:value="9">
            <text:p>9</text:p>
          </table:table-cell>
          <table:table-cell office:value-type="string">
            <text:p>Hulu.com</text:p>
          </table:table-cell>
          <table:table-cell office:value-type="string">
            <text:p>Hulu</text:p>
          </table:table-cell>
          <table:table-cell table:number-columns-repeated="1017"/>
        </table:table-row>
        <table:table-row table:style-name="ro2">
          <table:table-cell office:value-type="string">
            <text:p>On the Spot</text:p>
          </table:table-cell>
          <table:table-cell office:value-type="string">
            <text:p>Hiatus</text:p>
          </table:table-cell>
          <table:table-cell office:value-type="string">
            <text:p>Improve</text:p>
          </table:table-cell>
          <table:table-cell office:value-type="float" office:value="4">
            <text:p>4</text:p>
          </table:table-cell>
          <table:table-cell office:value-type="float" office:value="9">
            <text:p>9</text:p>
          </table:table-cell>
          <table:table-cell office:value-type="string">
            <text:p>Roosterteeth.com</text:p>
          </table:table-cell>
          <table:table-cell office:value-type="string">
            <text:p>Roosterteeth</text:p>
          </table:table-cell>
          <table:table-cell table:number-columns-repeated="1017"/>
        </table:table-row>
        <table:table-row table:style-name="ro2">
          <table:table-cell office:value-type="string">
            <text:p>Journey Quest</text:p>
          </table:table-cell>
          <table:table-cell office:value-type="string">
            <text:p>Hiatus</text:p>
          </table:table-cell>
          <table:table-cell office:value-type="string">
            <text:p>Miscellaneous</text:p>
          </table:table-cell>
          <table:table-cell/>
          <table:table-cell office:value-type="float" office:value="9">
            <text:p>9</text:p>
          </table:table-cell>
          <table:table-cell office:value-type="string">
            <text:p>Youtube.com</text:p>
          </table:table-cell>
          <table:table-cell office:value-type="string">
            <text:p>Independent</text:p>
          </table:table-cell>
          <table:table-cell table:number-columns-repeated="1017"/>
        </table:table-row>
        <table:table-row table:style-name="ro2">
          <table:table-cell office:value-type="string">
            <text:p>Muppets, Th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ABC</text:p>
          </table:table-cell>
          <table:table-cell table:number-columns-repeated="1017"/>
        </table:table-row>
        <table:table-row table:style-name="ro2">
          <table:table-cell office:value-type="string">
            <text:p>Comedians, Th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FX</text:p>
          </table:table-cell>
          <table:table-cell table:number-columns-repeated="1017"/>
        </table:table-row>
        <table:table-row table:style-name="ro2">
          <table:table-cell office:value-type="string">
            <text:p>Angel from Hell</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CBS.com</text:p>
          </table:table-cell>
          <table:table-cell office:value-type="string">
            <text:p>CBS</text:p>
          </table:table-cell>
          <table:table-cell table:number-columns-repeated="1017"/>
        </table:table-row>
        <table:table-row table:style-name="ro2">
          <table:table-cell office:value-type="string">
            <text:p>Super Stor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NBC</text:p>
          </table:table-cell>
          <table:table-cell table:number-columns-repeated="1017"/>
        </table:table-row>
        <table:table-row table:style-name="ro2">
          <table:table-cell office:value-type="string">
            <text:p>Undateable</text:p>
          </table:table-cell>
          <table:table-cell office:value-type="string">
            <text:p>Hiatus</text:p>
          </table:table-cell>
          <table:table-cell office:value-type="string">
            <text:p>Sitcom</text:p>
          </table:table-cell>
          <table:table-cell office:value-type="float" office:value="1">
            <text:p>1</text:p>
          </table:table-cell>
          <table:table-cell office:value-type="float" office:value="9">
            <text:p>9</text:p>
          </table:table-cell>
          <table:table-cell office:value-type="string">
            <text:p>Hulu.com</text:p>
          </table:table-cell>
          <table:table-cell office:value-type="string">
            <text:p>NBC</text:p>
          </table:table-cell>
          <table:table-cell table:number-columns-repeated="1017"/>
        </table:table-row>
        <table:table-row table:style-name="ro2" table:number-rows-repeated="1048496">
          <table:table-cell table:number-columns-repeated="1024"/>
        </table:table-row>
        <table:table-row table:style-name="ro2">
          <table:table-cell table:number-columns-repeated="1024"/>
        </table:table-row>
      </table:table>
      <table:table table:name="Catch Up"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7" table:number-columns-repeated="2" table:default-cell-style-name="ce1"/>
        <table:table-column table:style-name="co6" table:default-cell-style-name="ce1"/>
        <table:table-column table:style-name="co7" table:number-columns-repeated="1018" table:default-cell-style-name="ce1"/>
        <table:table-row table:style-name="ro2">
          <table:table-cell office:value-type="string">
            <text:p>Title</text:p>
          </table:table-cell>
          <table:table-cell office:value-type="string">
            <text:p>Status</text:p>
          </table:table-cell>
          <table:table-cell office:value-type="string">
            <text:p>Category</text:p>
          </table:table-cell>
          <table:table-cell office:value-type="string">
            <text:p>Platform</text:p>
          </table:table-cell>
          <table:table-cell office:value-type="string">
            <text:p>Network</text:p>
          </table:table-cell>
          <table:table-cell office:value-type="string">
            <text:p>Notes</text:p>
          </table:table-cell>
          <table:table-cell table:number-columns-repeated="1018"/>
        </table:table-row>
        <table:table-row table:style-name="ro2">
          <table:table-cell office:value-type="string">
            <text:p>Idiot Sitter</text:p>
          </table:table-cell>
          <table:table-cell office:value-type="string">
            <text:p>Hiatus</text:p>
          </table:table-cell>
          <table:table-cell office:value-type="string">
            <text:p>Sitcom</text:p>
          </table:table-cell>
          <table:table-cell office:value-type="string">
            <text:p>Hulu.com</text:p>
          </table:table-cell>
          <table:table-cell office:value-type="string">
            <text:p>Hulu</text:p>
          </table:table-cell>
          <table:table-cell table:number-columns-repeated="1019"/>
        </table:table-row>
        <table:table-row table:style-name="ro2">
          <table:table-cell office:value-type="string">
            <text:p>Defiance</text:p>
          </table:table-cell>
          <table:table-cell office:value-type="string">
            <text:p>No Access</text:p>
          </table:table-cell>
          <table:table-cell office:value-type="string">
            <text:p>Detective</text:p>
          </table:table-cell>
          <table:table-cell office:value-type="string">
            <text:p>syfy.com</text:p>
          </table:table-cell>
          <table:table-cell office:value-type="string">
            <text:p>Syfy</text:p>
          </table:table-cell>
          <table:table-cell table:number-columns-repeated="1019"/>
        </table:table-row>
        <table:table-row table:style-name="ro11">
          <table:table-cell office:value-type="string">
            <text:p>Strain, The</text:p>
          </table:table-cell>
          <table:table-cell office:value-type="string">
            <text:p>No Access</text:p>
          </table:table-cell>
          <table:table-cell office:value-type="string">
            <text:p>Survival</text:p>
          </table:table-cell>
          <table:table-cell office:value-type="string">
            <text:p>fxnetwork.com</text:p>
          </table:table-cell>
          <table:table-cell office:value-type="string">
            <text:p>FX</text:p>
          </table:table-cell>
          <table:table-cell table:number-columns-repeated="1019"/>
        </table:table-row>
        <table:table-row table:style-name="ro2">
          <table:table-cell office:value-type="string">
            <text:p>Falling Skies</text:p>
          </table:table-cell>
          <table:table-cell office:value-type="string">
            <text:p>Cancelled</text:p>
          </table:table-cell>
          <table:table-cell office:value-type="string">
            <text:p>Survival</text:p>
          </table:table-cell>
          <table:table-cell office:value-type="string">
            <text:p>n/a</text:p>
          </table:table-cell>
          <table:table-cell office:value-type="string">
            <text:p>TNT</text:p>
          </table:table-cell>
          <table:table-cell table:number-columns-repeated="1019"/>
        </table:table-row>
        <table:table-row table:style-name="ro2">
          <table:table-cell office:value-type="string">
            <text:p>Deadbeat</text:p>
          </table:table-cell>
          <table:table-cell office:value-type="string">
            <text:p>Hiatus</text:p>
          </table:table-cell>
          <table:table-cell office:value-type="string">
            <text:p>Sitcom</text:p>
          </table:table-cell>
          <table:table-cell office:value-type="string">
            <text:p>Hulu.com</text:p>
          </table:table-cell>
          <table:table-cell office:value-type="string">
            <text:p>Hulu</text:p>
          </table:table-cell>
          <table:table-cell table:number-columns-repeated="1019"/>
        </table:table-row>
        <table:table-row table:style-name="ro2">
          <table:table-cell office:value-type="string">
            <text:p>Unbreakable Kimmy Schmidt</text:p>
          </table:table-cell>
          <table:table-cell office:value-type="string">
            <text:p>Hiatus</text:p>
          </table:table-cell>
          <table:table-cell office:value-type="string">
            <text:p>Comedy</text:p>
          </table:table-cell>
          <table:table-cell office:value-type="string">
            <text:p>Netflix.com</text:p>
          </table:table-cell>
          <table:table-cell office:value-type="string">
            <text:p>Netflix</text:p>
          </table:table-cell>
          <table:table-cell table:number-columns-repeated="1019"/>
        </table:table-row>
        <table:table-row table:style-name="ro2">
          <table:table-cell office:value-type="string">
            <text:p>Fuller House</text:p>
          </table:table-cell>
          <table:table-cell office:value-type="string">
            <text:p>Hiatus</text:p>
          </table:table-cell>
          <table:table-cell office:value-type="string">
            <text:p>Family Sitcom</text:p>
          </table:table-cell>
          <table:table-cell office:value-type="string">
            <text:p>Netflix.com</text:p>
          </table:table-cell>
          <table:table-cell office:value-type="string">
            <text:p>Netflix</text:p>
          </table:table-cell>
          <table:table-cell table:number-columns-repeated="1019"/>
        </table:table-row>
        <table:table-row table:style-name="ro11">
          <table:table-cell office:value-type="string">
            <text:p>Teachers</text:p>
          </table:table-cell>
          <table:table-cell office:value-type="string">
            <text:p>Hiatus</text:p>
          </table:table-cell>
          <table:table-cell office:value-type="string">
            <text:p>Sitcom</text:p>
          </table:table-cell>
          <table:table-cell office:value-type="string">
            <text:p>Hulu.com</text:p>
          </table:table-cell>
          <table:table-cell office:value-type="string">
            <text:p>TvLand</text:p>
          </table:table-cell>
          <table:table-cell office:value-type="string">
            <text:p>Awful teachers. <text:s/>Tropes: anti-bullying, sexual harassment on picture day, super-intendent visit, sex at the workplace, obsessive about the ex, drunken lesbian kiss, behavior out the workplace, sex ed, pornstar mistake, dealing with death</text:p>
          </table:table-cell>
          <table:table-cell table:number-columns-repeated="1018"/>
        </table:table-row>
        <table:table-row table:style-name="ro1">
          <table:table-cell office:value-type="string">
            <text:p>Reaper</text:p>
          </table:table-cell>
          <table:table-cell office:value-type="string">
            <text:p>Hiatus</text:p>
          </table:table-cell>
          <table:table-cell office:value-type="string">
            <text:p>Sitcom</text:p>
          </table:table-cell>
          <table:table-cell office:value-type="string">
            <text:p>Hulu.com</text:p>
          </table:table-cell>
          <table:table-cell office:value-type="string">
            <text:p>ABC</text:p>
          </table:table-cell>
          <table:table-cell office:value-type="string">
            <text:p>Guy finds out he's beholden to the "Devil" to bounty hunt runaway souls from hell.</text:p>
          </table:table-cell>
          <table:table-cell table:number-columns-repeated="1018"/>
        </table:table-row>
        <table:table-row table:style-name="ro2">
          <table:table-cell office:value-type="string">
            <text:p>Young &amp; Hungry</text:p>
          </table:table-cell>
          <table:table-cell office:value-type="string">
            <text:p>Binge</text:p>
          </table:table-cell>
          <table:table-cell office:value-type="string">
            <text:p>Sitcom</text:p>
          </table:table-cell>
          <table:table-cell office:value-type="string">
            <text:p>Netflix.com</text:p>
          </table:table-cell>
          <table:table-cell office:value-type="string">
            <text:p>ABC Family</text:p>
          </table:table-cell>
          <table:table-cell office:value-type="string">
            <text:p>Gaby getting with Josh's brother springboards their terrible relationship forward.</text:p>
          </table:table-cell>
          <table:table-cell table:number-columns-repeated="1018"/>
        </table:table-row>
        <table:table-row table:style-name="ro1">
          <table:table-cell office:value-type="string">
            <text:p>Love</text:p>
          </table:table-cell>
          <table:table-cell office:value-type="string">
            <text:p>Binge</text:p>
          </table:table-cell>
          <table:table-cell office:value-type="string">
            <text:p>Sitcom</text:p>
          </table:table-cell>
          <table:table-cell office:value-type="string">
            <text:p>Netflix.com</text:p>
          </table:table-cell>
          <table:table-cell office:value-type="string">
            <text:p>Netflix</text:p>
          </table:table-cell>
          <table:table-cell office:value-type="string">
            <text:p>Jillian Jacobs is a train wreck addict/alcoholic with compulsion issues that finally finds a nice guy.</text:p>
          </table:table-cell>
          <table:table-cell table:number-columns-repeated="1018"/>
        </table:table-row>
        <table:table-row table:style-name="ro1" table:number-rows-repeated="1048563">
          <table:table-cell table:number-columns-repeated="1024"/>
        </table:table-row>
        <table:table-row table:style-name="ro1">
          <table:table-cell table:number-columns-repeated="1024"/>
        </table:table-row>
      </table:table>
      <table:table table:name="Future Watch"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7" table:number-columns-repeated="2" table:default-cell-style-name="Default"/>
        <table:table-column table:style-name="co6" table:default-cell-style-name="Default"/>
        <table:table-row table:style-name="ro1">
          <table:table-cell office:value-type="string">
            <text:p>Title</text:p>
          </table:table-cell>
          <table:table-cell office:value-type="string">
            <text:p>Status</text:p>
          </table:table-cell>
          <table:table-cell office:value-type="string">
            <text:p>Category</text:p>
          </table:table-cell>
          <table:table-cell office:value-type="string">
            <text:p>Platform</text:p>
          </table:table-cell>
          <table:table-cell office:value-type="string">
            <text:p>Network</text:p>
          </table:table-cell>
          <table:table-cell office:value-type="string">
            <text:p>Notes</text:p>
          </table:table-cell>
        </table:table-row>
        <table:table-row table:style-name="ro1">
          <table:table-cell office:value-type="string">
            <text:p>Powers</text:p>
          </table:table-cell>
          <table:table-cell office:value-type="string">
            <text:p>?</text:p>
          </table:table-cell>
          <table:table-cell table:number-columns-repeated="4"/>
        </table:table-row>
        <table:table-row table:style-name="ro1">
          <table:table-cell office:value-type="string">
            <text:p>12 Monkeys</text:p>
          </table:table-cell>
          <table:table-cell office:value-type="string">
            <text:p>?</text:p>
          </table:table-cell>
          <table:table-cell table:number-columns-repeated="4"/>
        </table:table-row>
        <table:table-row table:style-name="ro1">
          <table:table-cell office:value-type="string">
            <text:p>Finding Carter</text:p>
          </table:table-cell>
          <table:table-cell office:value-type="string">
            <text:p>?</text:p>
          </table:table-cell>
          <table:table-cell table:number-columns-repeated="4"/>
        </table:table-row>
        <table:table-row table:style-name="ro1">
          <table:table-cell office:value-type="string">
            <text:p>Constantine</text:p>
          </table:table-cell>
          <table:table-cell office:value-type="string">
            <text:p>?</text:p>
          </table:table-cell>
          <table:table-cell table:number-columns-repeated="2"/>
          <table:table-cell office:value-type="string">
            <text:p>NBC</text:p>
          </table:table-cell>
          <table:table-cell/>
        </table:table-row>
        <table:table-row table:style-name="ro1">
          <table:table-cell office:value-type="string">
            <text:p>The Family</text:p>
          </table:table-cell>
          <table:table-cell office:value-type="string">
            <text:p>?</text:p>
          </table:table-cell>
          <table:table-cell table:number-columns-repeated="4"/>
        </table:table-row>
        <table:table-row table:style-name="ro1">
          <table:table-cell office:value-type="string">
            <text:p>How to Get Away with Murder</text:p>
          </table:table-cell>
          <table:table-cell office:value-type="string">
            <text:p>?</text:p>
          </table:table-cell>
          <table:table-cell table:number-columns-repeated="4"/>
        </table:table-row>
        <table:table-row table:style-name="ro1">
          <table:table-cell office:value-type="string">
            <text:p>Pretty Little Liars</text:p>
          </table:table-cell>
          <table:table-cell office:value-type="string">
            <text:p>No Access</text:p>
          </table:table-cell>
          <table:table-cell table:number-columns-repeated="4"/>
        </table:table-row>
        <table:table-row table:style-name="ro1">
          <table:table-cell office:value-type="string">
            <text:p>Switched at Birth</text:p>
          </table:table-cell>
          <table:table-cell office:value-type="string">
            <text:p>No Access</text:p>
          </table:table-cell>
          <table:table-cell table:number-columns-repeated="4"/>
        </table:table-row>
        <table:table-row table:style-name="ro1">
          <table:table-cell office:value-type="string">
            <text:p>Being Human</text:p>
          </table:table-cell>
          <table:table-cell office:value-type="string">
            <text:p>?</text:p>
          </table:table-cell>
          <table:table-cell table:number-columns-repeated="4"/>
        </table:table-row>
        <table:table-row table:style-name="ro1">
          <table:table-cell office:value-type="string">
            <text:p>Game of Thrones</text:p>
          </table:table-cell>
          <table:table-cell office:value-type="string">
            <text:p>Hiatus</text:p>
          </table:table-cell>
          <table:table-cell table:number-columns-repeated="4"/>
        </table:table-row>
        <table:table-row table:style-name="ro1">
          <table:table-cell office:value-type="string">
            <text:p>Dead Beat</text:p>
          </table:table-cell>
          <table:table-cell office:value-type="string">
            <text:p>Season 3</text:p>
          </table:table-cell>
          <table:table-cell office:value-type="string">
            <text:p>Sitcom</text:p>
          </table:table-cell>
          <table:table-cell office:value-type="string">
            <text:p>Hulu.com</text:p>
          </table:table-cell>
          <table:table-cell office:value-type="string">
            <text:p>Hulu</text:p>
          </table:table-cell>
          <table:table-cell/>
        </table:table-row>
      </table:table>
      <table:database-ranges>
        <table:database-range table:target-range-address="'Watch List'.A1:'Watch List'.AMJ1048576">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de" fo:country="DE" style:font-name-asian="Andale Sans UI" style:language-asian="ja" style:country-asian="JP" style:font-name-complex="Tahoma" style:language-complex="fa" style:country-complex="IR"/>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de" number:country="DE">€</number:currency-symbol>
    </number:currency-style>
    <number:currency-style style:name="N11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5-23">05/23/2016</text:date>, <text:time>19:16: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1DT1H27M16S</meta:editing-duration>
    <meta:editing-cycles>22</meta:editing-cycles>
    <meta:generator>OpenOffice/4.1.2$Win32 OpenOffice.org_project/412m3$Build-9782</meta:generator>
    <dc:date>2016-05-23T19:16:03.07</dc:date>
    <meta:document-statistic meta:table-count="3" meta:cell-count="700" meta:object-count="0"/>
    <meta:user-defined meta:name="Info 1"/>
    <meta:user-defined meta:name="Info 2"/>
    <meta:user-defined meta:name="Info 3"/>
    <meta:user-defined meta:name="Info 4"/>
  </office:meta>
</office:document-meta>
</file>